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4" svg:font-family="'Times New Roman'"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normal" fo:background-color="transparent" style:font-weight-asian="normal" style:font-weight-complex="normal"/>
    </style:style>
    <style:style style:name="P2" style:family="paragraph" style:parent-style-name="Text_20_body">
      <style:text-properties officeooo:paragraph-rsid="001e53e0"/>
    </style:style>
    <style:style style:name="P3" style:family="paragraph" style:parent-style-name="Text_20_body">
      <style:text-properties officeooo:paragraph-rsid="0029fbd5"/>
    </style:style>
    <style:style style:name="P4" style:family="paragraph" style:parent-style-name="Text_20_body">
      <style:text-properties officeooo:paragraph-rsid="002c2e4c"/>
    </style:style>
    <style:style style:name="P5" style:family="paragraph" style:parent-style-name="Text_20_body">
      <style:paragraph-properties fo:background-color="transparent">
        <style:background-image/>
      </style:paragraph-properties>
      <style:text-properties officeooo:paragraph-rsid="0020f0b5" fo:background-color="#ffff00"/>
    </style:style>
    <style:style style:name="P6" style:family="paragraph" style:parent-style-name="Text_20_body">
      <style:paragraph-properties fo:background-color="transparent">
        <style:background-image/>
      </style:paragraph-properties>
      <style:text-properties officeooo:paragraph-rsid="00229035"/>
    </style:style>
    <style:style style:name="P7" style:family="paragraph" style:parent-style-name="Text_20_body">
      <style:paragraph-properties fo:background-color="transparent">
        <style:background-image/>
      </style:paragraph-properties>
      <style:text-properties officeooo:paragraph-rsid="00238711"/>
    </style:style>
    <style:style style:name="P8" style:family="paragraph" style:parent-style-name="Text_20_body">
      <style:text-properties officeooo:rsid="00259a11"/>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text-properties officeooo:rsid="00286bf6" officeooo:paragraph-rsid="00286bf6"/>
    </style:style>
    <style:style style:name="P13" style:family="paragraph" style:parent-style-name="Text_20_body">
      <style:text-properties officeooo:rsid="002a0c8d" officeooo:paragraph-rsid="0029fbd5"/>
    </style:style>
    <style:style style:name="P14" style:family="paragraph" style:parent-style-name="Text_20_body">
      <style:text-properties officeooo:rsid="002b4c8d" officeooo:paragraph-rsid="002b4c8d"/>
    </style:style>
    <style:style style:name="P15" style:family="paragraph" style:parent-style-name="Text_20_body">
      <style:text-properties officeooo:rsid="002c2e4c" officeooo:paragraph-rsid="002c2e4c"/>
    </style:style>
    <style:style style:name="P16" style:family="paragraph" style:parent-style-name="Text_20_body">
      <style:text-properties officeooo:rsid="002c2e4c" officeooo:paragraph-rsid="002f2452"/>
    </style:style>
    <style:style style:name="P17" style:family="paragraph" style:parent-style-name="Text_20_body">
      <style:text-properties officeooo:rsid="0029fbd5" officeooo:paragraph-rsid="0029fbd5"/>
    </style:style>
    <style:style style:name="P18" style:family="paragraph" style:parent-style-name="Text_20_body">
      <style:paragraph-properties fo:margin-left="0in" fo:margin-right="0in" fo:text-indent="0in" style:auto-text-indent="false"/>
      <style:text-properties officeooo:rsid="0026a301"/>
    </style:style>
    <style:style style:name="P19" style:family="paragraph" style:parent-style-name="Heading_20_1" style:master-page-name="Standard">
      <style:paragraph-properties style:page-number="auto"/>
    </style:style>
    <style:style style:name="P20" style:family="paragraph" style:parent-style-name="Heading_20_1">
      <style:paragraph-properties fo:break-before="page"/>
    </style:style>
    <style:style style:name="P21" style:family="paragraph" style:parent-style-name="Heading_20_2">
      <style:text-properties officeooo:rsid="002b4c8d" officeooo:paragraph-rsid="002b4c8d"/>
    </style:style>
    <style:style style:name="P22" style:family="paragraph" style:parent-style-name="Heading_20_3">
      <style:text-properties officeooo:paragraph-rsid="0020f0b5"/>
    </style:style>
    <style:style style:name="P23" style:family="paragraph" style:parent-style-name="Heading_20_3">
      <style:text-properties officeooo:rsid="002b4c8d" officeooo:paragraph-rsid="002b4c8d"/>
    </style:style>
    <style:style style:name="P24" style:family="paragraph" style:parent-style-name="Heading_20_3">
      <style:text-properties officeooo:rsid="002c2e4c"/>
    </style:style>
    <style:style style:name="T1" style:family="text">
      <style:text-properties fo:font-weight="normal" style:font-weight-asian="normal" style:font-weight-complex="normal"/>
    </style:style>
    <style:style style:name="T2" style:family="text">
      <style:text-properties fo:font-weight="normal" officeooo:rsid="001e53e0" style:font-weight-asian="normal" style:font-weight-complex="normal"/>
    </style:style>
    <style:style style:name="T3" style:family="text">
      <style:text-properties fo:font-weight="normal" fo:background-color="#ffff00"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weight="normal" officeooo:rsid="001e53e0" fo:background-color="transparent" style:font-weight-asian="normal" style:font-weight-complex="normal"/>
    </style:style>
    <style:style style:name="T6" style:family="text">
      <style:text-properties fo:background-color="#ffff00"/>
    </style:style>
    <style:style style:name="T7" style:family="text">
      <style:text-properties officeooo:rsid="001e53e0" fo:background-color="#ffff00"/>
    </style:style>
    <style:style style:name="T8" style:family="text">
      <style:text-properties officeooo:rsid="0020f0b5" fo:background-color="#ffff00"/>
    </style:style>
    <style:style style:name="T9" style:family="text">
      <style:text-properties fo:font-style="italic" style:font-style-asian="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fo:background-color="transparent" style:font-style-asian="italic" style:font-weight-asian="normal" style:font-style-complex="italic" style:font-weight-complex="normal"/>
    </style:style>
    <style:style style:name="T12" style:family="text">
      <style:text-properties fo:font-style="normal" style:font-style-asian="normal"/>
    </style:style>
    <style:style style:name="T13" style:family="text">
      <style:text-properties fo:font-style="normal" fo:font-weight="normal" fo:background-color="transparent" style:font-style-asian="normal" style:font-weight-asian="normal" style:font-style-complex="normal" style:font-weight-complex="normal"/>
    </style:style>
    <style:style style:name="T14" style:family="text">
      <style:text-properties style:font-style-asian="normal" style:font-style-complex="normal"/>
    </style:style>
    <style:style style:name="T15" style:family="text">
      <style:text-properties fo:background-color="transparent"/>
    </style:style>
    <style:style style:name="T16" style:family="text">
      <style:text-properties officeooo:rsid="0020f0b5" fo:background-color="transparent"/>
    </style:style>
    <style:style style:name="T17" style:family="text">
      <style:text-properties officeooo:rsid="00229035" fo:background-color="transparent"/>
    </style:style>
    <style:style style:name="T18" style:family="text">
      <style:text-properties style:font-name="Times New Roman4"/>
    </style:style>
    <style:style style:name="T19" style:family="text">
      <style:text-properties style:font-name="Times New Roman4" style:font-name-asian="Times New Roman4" style:font-name-complex="Times New Roman4"/>
    </style:style>
    <style:style style:name="T20" style:family="text">
      <style:text-properties style:font-name="Times New Roman4" fo:background-color="#ffff00"/>
    </style:style>
    <style:style style:name="T21" style:family="text">
      <style:text-properties style:font-name="Times New Roman4" fo:background-color="#ffff00" style:font-name-asian="Times New Roman4" style:font-name-complex="Times New Roman4"/>
    </style:style>
    <style:style style:name="T22" style:family="text">
      <style:text-properties style:font-name="Times New Roman4" officeooo:rsid="0020f0b5" fo:background-color="#ffff00"/>
    </style:style>
    <style:style style:name="T23" style:family="text">
      <style:text-properties style:font-name="Times New Roman4" officeooo:rsid="0020f0b5"/>
    </style:style>
    <style:style style:name="T24" style:family="text">
      <style:text-properties style:font-name="Times New Roman4" officeooo:rsid="00229035" fo:background-color="transparent"/>
    </style:style>
    <style:style style:name="T25" style:family="text">
      <style:text-properties style:font-name="Times New Roman4" officeooo:rsid="0024e94d"/>
    </style:style>
    <style:style style:name="T26" style:family="text">
      <style:text-properties style:font-name="Times New Roman" style:font-name-asian="WenQuanYi Micro Hei" style:font-name-complex="Lohit Hindi"/>
    </style:style>
    <style:style style:name="T27" style:family="text">
      <style:text-properties style:font-name="Times New Roman" fo:background-color="#ffff00" style:font-name-asian="WenQuanYi Micro Hei" style:font-name-complex="Lohit Hindi"/>
    </style:style>
    <style:style style:name="T28"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style:text-position="0% 100%" fo:font-style="normal" style:text-underline-style="none" fo:font-weight="normal"/>
    </style:style>
    <style:style style:name="T30" style:family="text">
      <style:text-properties fo:font-variant="normal" fo:text-transform="none" style:text-position="0% 100%" fo:font-style="normal" style:text-underline-style="none" fo:font-weight="normal" fo:background-color="transparent" style:font-weight-asian="normal" style:font-weight-complex="normal"/>
    </style:style>
    <style:style style:name="T31" style:family="text">
      <style:text-properties officeooo:rsid="0012c7ad"/>
    </style:style>
    <style:style style:name="T32" style:family="text">
      <style:text-properties officeooo:rsid="00165e99"/>
    </style:style>
    <style:style style:name="T33" style:family="text">
      <style:text-properties officeooo:rsid="0019e9c9"/>
    </style:style>
    <style:style style:name="T34" style:family="text">
      <style:text-properties officeooo:rsid="001b910a"/>
    </style:style>
    <style:style style:name="T35" style:family="text">
      <style:text-properties officeooo:rsid="001bf251"/>
    </style:style>
    <style:style style:name="T36" style:family="text">
      <style:text-properties officeooo:rsid="001cb392"/>
    </style:style>
    <style:style style:name="T37" style:family="text">
      <style:text-properties officeooo:rsid="001e53e0"/>
    </style:style>
    <style:style style:name="T38" style:family="text">
      <style:text-properties officeooo:rsid="00203263"/>
    </style:style>
    <style:style style:name="T39" style:family="text">
      <style:text-properties officeooo:rsid="0020f0b5"/>
    </style:style>
    <style:style style:name="T40" style:family="text">
      <style:text-properties officeooo:rsid="0022116c"/>
    </style:style>
    <style:style style:name="T41" style:family="text">
      <style:text-properties officeooo:rsid="00229035"/>
    </style:style>
    <style:style style:name="T42" style:family="text">
      <style:text-properties officeooo:rsid="00238711"/>
    </style:style>
    <style:style style:name="T43" style:family="text">
      <style:text-properties officeooo:rsid="00259a11"/>
    </style:style>
    <style:style style:name="T44" style:family="text">
      <style:text-properties officeooo:rsid="0026a301"/>
    </style:style>
    <style:style style:name="T45" style:family="text">
      <style:text-properties officeooo:rsid="0029fbd5"/>
    </style:style>
    <style:style style:name="T46" style:family="text">
      <style:text-properties officeooo:rsid="002a0c8d"/>
    </style:style>
    <style:style style:name="T47" style:family="text">
      <style:text-properties officeooo:rsid="002c2e4c"/>
    </style:style>
    <style:style style:name="T48" style:family="text">
      <style:text-properties officeooo:rsid="002c7884"/>
    </style:style>
    <style:style style:name="T49" style:family="text">
      <style:text-properties officeooo:rsid="002f245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Landing positions as a function of object affordances</text:h>
      <text:p text:style-name="P8"/>
      <text:h text:style-name="Heading_20_2" text:outline-level="2">Introduction</text:h>
      <text:p text:style-name="Text_20_body"><text:span text:style-name="T4">Seeing a graspable object automatically potentiates an associated grasping movement, even if the observer has no intention to actually grasp the object. What processes are underlying such so-called </text:span><text:span text:style-name="T11">object affordances </text:span><text:span text:style-name="T13">is still debated</text:span><text:span text:style-name="T4">. One possibility is that potentials for action automatically capture visuospatial attention, which, in turn, leads to visuomotor priming. In a first attempt to investigate the plausibility of this suggestion, we instructed participants to make vertical saccades towards peripherally-presented graspable objects. Importantly, the objects were 'handled', with their graspable part oriented towards the left or the right. The crucial question was whether saccadic landing positions would be directed towards the handle (as compared to the other side). </text:span></text:p>
      <text:p text:style-name="Text_20_body">Furthermore, we included a manipulation that is known to have an early, low-level effect on landing positions: The luminance and color contrast of the objects was reduced on one side. Thus, the action-related and the high-<text:span text:style-name="T4">contrast (i.e., salient) side of an object could be overlapping or non-overlapping. </text:span></text:p>
      <text:h text:style-name="Heading_20_2" text:outline-level="2">Methods <text:span text:style-name="T43">Experiment 1</text:span></text:h>
      <text:h text:style-name="Heading_20_3" text:outline-level="3">Participants</text:h>
      <text:p text:style-name="Text_20_body"><text:span text:style-name="T31">Eighteen</text:span> <text:span text:style-name="T32">o</text:span> participated in the study. All were right-handed, had normal or corrected-to-normal vision, and were naïve as to the purpose of the experiment. They received payment (<text:span text:style-name="T19">€10 </text:span><text:span text:style-name="T26">per hour) </text:span>in return for their participation, and gave their written informed consent according to the Ethical Committee of Aix-Marseille Université, <text:span text:style-name="T33">in accordance with the Declaration of Helsinki,</text:span> prior to the experiment.</text:p>
      <text:h text:style-name="Heading_20_3" text:outline-level="3">Apparatus</text:h>
      <text:p text:style-name="P2">Participants sat in front of a computer screen in a dimly-lit room. Stimulus presentation was controlled by OpenSesame <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Ok8fNGIgrE"/><text:span text:style-name="T29">(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Ok8fNGIgrE"/> in combination with PsychoPy <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4q7zj3h4ax"/>(Peirce, 2007)<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4q7zj3h4ax"/> on a 2<text:span text:style-name="T34">1</text:span>'' CRT monitor with a resolution of 1024 by 768 pixels and a refresh rate of 100 Hz. The distance between participants' eyes and the monitor was approximately <text:span text:style-name="T34">750 </text:span>cm and was kept constant by stabilizing participants' heads with a chin rest. Manual responses were collected on a <text:span text:style-name="T15">button box</text:span>. Eye-position data were recorded by an EyeLink<text:span text:style-name="T18">©</text:span> 1000 head-mounted system (SR Research Ltd., <text:soft-page-break/>Mississauga, Ontario, Canada) with a sampling rate of 1000 Hz. </text:p>
      <text:h text:style-name="Heading_20_3" text:outline-level="3">Stimuli</text:h>
      <text:p text:style-name="P2"><text:span text:style-name="T15">Eighteen</text:span> coloured photographs <text:span text:style-name="T35">of daily-life objects, </text:span>from the 'Ecological alternative to Snodgrass &amp; and Vanderwart' stimulus set <text:reference-mark-start text:name="ZOTERO_ITEM CSL_CITATION {&quot;citationID&quot;:&quot;11s2rvtgde&quot;,&quot;properties&quot;:{&quot;formattedCitation&quot;:&quot;{\\rtf (Moreno-Mart\\uc0\\u237{}nez &amp; Montoro, 2012)}&quot;,&quot;plainCitation&quot;:&quot;(Moreno-Martínez &amp; Montoro, 2012)&quot;},&quot;citationItems&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bEVaUSznud"/><text:span text:style-name="T29">(Moreno-Martínez &amp; Montoro, 2012)</text:span><text:reference-mark-end text:name="ZOTERO_ITEM CSL_CITATION {&quot;citationID&quot;:&quot;11s2rvtgde&quot;,&quot;properties&quot;:{&quot;formattedCitation&quot;:&quot;{\\rtf (Moreno-Mart\\uc0\\u237{}nez &amp; Montoro, 2012)}&quot;,&quot;plainCitation&quot;:&quot;(Moreno-Martínez &amp; Montoro, 2012)&quot;},&quot;citationItems&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bEVaUSznud"/> and the 'Bank of standardized stimuli' <text:reference-mark-start text:name="ZOTERO_ITEM CSL_CITATION {&quot;citationID&quot;:&quot;jmes5fttg&quot;,&quot;properties&quot;:{&quot;formattedCitation&quot;:&quot;(Brodeur, Dionne-Dostie, Montreuil, Lepage, &amp; Op de Beeck, 2010)&quot;,&quot;plainCitation&quot;:&quot;(Brodeur, Dionne-Dostie, Montreuil, Lepage, &amp; Op de Beeck, 2010)&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schema&quot;:&quot;https://github.com/citation-style-language/schema/raw/master/csl-citation.json&quot;} RNDY0zmOIcgfq"/>(Brodeur, Dionne-Dostie, Montreuil, Lepage, &amp; Op de Beeck, 2010)<text:reference-mark-end text:name="ZOTERO_ITEM CSL_CITATION {&quot;citationID&quot;:&quot;jmes5fttg&quot;,&quot;properties&quot;:{&quot;formattedCitation&quot;:&quot;(Brodeur, Dionne-Dostie, Montreuil, Lepage, &amp; Op de Beeck, 2010)&quot;,&quot;plainCitation&quot;:&quot;(Brodeur, Dionne-Dostie, Montreuil, Lepage, &amp; Op de Beeck, 2010)&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schema&quot;:&quot;https://github.com/citation-style-language/schema/raw/master/csl-citation.json&quot;} RNDY0zmOIcgfq"/>, were used <text:span text:style-name="T35">as stimuli</text:span>. Half of <text:span text:style-name="T36">the </text:span>objects were kitchen utensiles, whereas the other half were garage tools <text:span text:style-name="T7">(see Appendix)</text:span>. All objects were relatively long and narrow, and were presented horizontally. Per category, six objects were 'handled objects' (e.g. a knife), meaning that one side of the object was more graspable than the other side. The other three objects were more symmetrical and both sides were equally graspable (e.g. a carrot). <text:span text:style-name="T37">See</text:span></text:p>
      <text:h text:style-name="Heading_20_3" text:outline-level="3">Design</text:h>
      <text:p text:style-name="Text_20_body">Two factors were manipulated within blocks. Firstly, <text:span text:style-name="T1">objects were rotated in two different </text:span><text:span text:style-name="T10">horizontal orientations</text:span><text:span text:style-name="T1"> such that the graspable objects could have their handle pointing either towards the left or to the right. Consequently, the rotation of the graspable objects could be either compatible with a right-hand grasp or a left-handed grasp </text:span><text:reference-mark-start text:name="ZOTERO_ITEM CSL_CITATION {&quot;citationID&quot;:&quot;g2lsiocu2&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P64VWLbLCy"/><text:span text:style-name="T1">(Cf. Tucker &amp; Ellis, 1998)</text:span><text:reference-mark-end text:name="ZOTERO_ITEM CSL_CITATION {&quot;citationID&quot;:&quot;g2lsiocu2&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P64VWLbLCy"/>.<text:span text:style-name="T1"> For the sake of full comparison the symmetrical objects were rotated as well, although for these </text:span><text:span text:style-name="T2">objects n</text:span><text:span text:style-name="T1">o orientation-dependent preferred grasp was assumed. Secondly, we manipulated </text:span><text:span text:style-name="T10">luminance and colour contrast</text:span><text:span text:style-name="T1"> throughout the objects such that one side of the object had less contrast than the other. More specifically, contrast could be (1) unaffacted (which served as a control condition), (2) reduced on the left, or (3) reduced on the right side of the object (</text:span><text:span text:style-name="T3">see Figure</text:span><text:span text:style-name="T1">). Thus, the 'high-contrast side' and the 'handle side' could be overlapping or non-overlapping. This two-by-three factorial design resulted in six experimental conditions. </text:span></text:p>
      <text:p text:style-name="Text_20_body"><text:span text:style-name="T1">Additionally, we varied </text:span><text:span text:style-name="T4">the time interval between the offset of the fixation dot and the onset of the target object: More specifically, the fixation dot either disappeared simultaneously with target-object onset ('gap zero') or remained on screen until the end of the trial ('gap overlap'). Both occurred with equal probability. </text:span><text:span text:style-name="T5">This manipulation was merely to induce a wider range of latencies across the experiment </text:span><text:reference-mark-start text:name="ZOTERO_ITEM CSL_CITATION {&quot;citationID&quot;:&quot;2op7mnkb2a&quot;,&quot;properties&quot;:{&quot;formattedCitation&quot;:&quot;(cf. Saslow, 1967)&quot;,&quot;plainCitation&quot;:&quot;(cf. 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SA&quot;,&quot;page&quot;:&quot;1024–1029&quot;,&quot;volume&quot;:&quot;57&quot;,&quot;issue&quot;:&quot;8&quot;,&quot;source&quot;:&quot;Google Scholar&quot;,&quot;author&quot;:[{&quot;family&quot;:&quot;Saslow&quot;,&quot;given&quot;:&quot;M. G.&quot;}],&quot;issued&quot;:{&quot;date-parts&quot;:[[&quot;1967&quot;]]},&quot;accessed&quot;:{&quot;date-parts&quot;:[[&quot;2012&quot;,11,8]]}},&quot;prefix&quot;:&quot;cf. &quot;}],&quot;schema&quot;:&quot;https://github.com/citation-style-language/schema/raw/master/csl-citation.json&quot;} RNDsu6GvNVY2t"/><text:span text:style-name="T5">(cf. Saslow, 1967)</text:span><text:reference-mark-end text:name="ZOTERO_ITEM CSL_CITATION {&quot;citationID&quot;:&quot;2op7mnkb2a&quot;,&quot;properties&quot;:{&quot;formattedCitation&quot;:&quot;(cf. Saslow, 1967)&quot;,&quot;plainCitation&quot;:&quot;(cf. 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SA&quot;,&quot;page&quot;:&quot;1024–1029&quot;,&quot;volume&quot;:&quot;57&quot;,&quot;issue&quot;:&quot;8&quot;,&quot;source&quot;:&quot;Google Scholar&quot;,&quot;author&quot;:[{&quot;family&quot;:&quot;Saslow&quot;,&quot;given&quot;:&quot;M. G.&quot;}],&quot;issued&quot;:{&quot;date-parts&quot;:[[&quot;1967&quot;]]},&quot;accessed&quot;:{&quot;date-parts&quot;:[[&quot;2012&quot;,11,8]]}},&quot;prefix&quot;:&quot;cf. &quot;}],&quot;schema&quot;:&quot;https://github.com/citation-style-language/schema/raw/master/csl-citation.json&quot;} RNDsu6GvNVY2t"/><text:span text:style-name="T5">, and was therefore </text:span><text:span text:style-name="T4">not crossed in our factorial design.</text:span></text:p>
      <text:p text:style-name="Text_20_body">Moreover, saccade direction (upwards or downards) was varied randomly within blocks. Again, this variable was not crossed in our factorial design because it was no variable of primary interest. Upwards and downwards saccades did appear equall<text:span text:style-name="T37">y</text:span> often within blocks (i.e. 20/20), allowing us to do post hoc analyses on it.</text:p>
      <text:p text:style-name="Text_20_body"/>
      <text:p text:style-name="Text_20_body"><text:soft-page-break/><text:span text:style-name="T1">Finally, to investigate t</text:span><text:span text:style-name="T28">he effect of previous exposure on saccade properties, response times, and accuracy; and to dissociate such repetition effects from other effects, trial lists </text:span><text:span text:style-name="T1">per block were generated according to a Latin-square design. Thereby we made sure that potential object-repetition effects wouldn't be confounded with any of the other manipulations of interest. </text:span></text:p>
      <text:h text:style-name="P22" text:outline-level="3">Procedure</text:h>
      <text:p text:style-name="P5">Mention the fixation checks/ gaze contingency! </text:p>
      <text:p text:style-name="P6"><text:span text:style-name="T16">The experiment started with a nine-point grid calibration procedure. </text:span>Before the start of each trial, a <text:span text:style-name="T38">one-point eye tracker recalibration (“drift correction”) was performed. To this purpose, a </text:span>central black fixation cross <text:s/><text:span text:style-name="T6">(0.24</text:span><text:span text:style-name="T20">°</text:span><text:span text:style-name="T6">)</text:span> was presented against a white background. <text:span text:style-name="T38">A</text:span>s soon as a stable fixation was detected <text:span text:style-name="T39">(</text:span><text:span text:style-name="T8">within )</text:span>, <text:span text:style-name="T38">the experiment advanced</text:span>. The trial proper started with a central black fixation dot <text:span text:style-name="T6">(0.24</text:span><text:span text:style-name="T20">°</text:span><text:span text:style-name="T6">)</text:span>. After a random duration (<text:span text:style-name="T6">max(200, min(1000, 200+random.gauss(200, 50))),</text:span><text:span text:style-name="T15"> and only when the participant fixated the dot </text:span><text:span text:style-name="T16">(i.e., when vertical stable fixation position did not differ more than 0.75</text:span><text:span text:style-name="T22">°</text:span><text:span text:style-name="T16"> from the center of the fixation dot)</text:span><text:span text:style-name="T15">, </text:span>the target object <text:span text:style-name="T6">(</text:span><text:span text:style-name="T21">≈</text:span><text:span text:style-name="T27">5</text:span><text:span text:style-name="T20">°</text:span><text:span text:style-name="T6">)</text:span> appeared at the horizontal center of either the upper or lower visual field. To avoid saccadic goal position<text:span text:style-name="T39">s</text:span> to become <text:span text:style-name="T15">entirely</text:span> predictable, its vertical eccentricity was varied randomly (between 5<text:span text:style-name="T18">° and 7° </text:span><text:span text:style-name="T23">above or below fixation</text:span><text:span text:style-name="T18">). <text:s/>On 'gap zero' trials, the central fixation dot disappeared simultaneously with target onset, whereas in 'gap overlap' trials the central fixation dot remained on screen.</text:span></text:p>
      <text:p text:style-name="P7"><text:span text:style-name="T15">Participants were</text:span> instructed to make a vertical saccade towards the object as fast as possible and to subsequently categorise <text:span text:style-name="T40">the object</text:span> as either a kitchen utensil or a garage tool. They did the latter by making either a right- or a left-handed button press, <text:span text:style-name="T15">which could only be collected if participants fixated the object </text:span><text:span text:style-name="T17">(i.e. when vertical stable fixation position did not differ more than 1.5</text:span><text:span text:style-name="T24">° from the vertical center of the object)</text:span>. <text:span text:style-name="T41">If participants did not fixate the object, they heard a warning beep and could try again. </text:span></text:p>
      <text:p text:style-name="P7">As a consequence <text:span text:style-name="T42">of the object's orientation</text:span> the hand of response could be either compatible or incompatible with the grasp afforded by <text:span text:style-name="T42">its </text:span>rotation: If the object's handle was oriented towards the right, a right-hand button press would be a compatible response, whereas a left-hand button press would be incompatible. Importantly, this compatibility is implicit and irrelevant for the categorisation task <text:reference-mark-start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cf. Tucker &amp; Ellis, 1998)<text:reference-mark-end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 </text:p>
      <text:p text:style-name="Text_20_body"><text:span text:style-name="T18">The object remained on screen until a response was made or a timeout of 2500 ms occurred. Depending on the correctness of the response, a red (for incorrect) or a green (for correct) fixation dot <text:s/>appeared to inform participants about their accuracy. The feedback fixation dot remained on screen </text:span><text:span text:style-name="T25">for </text:span><text:soft-page-break/><text:span text:style-name="T25">500 ms</text:span><text:span text:style-name="T18">. At the end of every block, participants were provided with their average response time and accuracy, and received a warning message asking them to try to be more accurate during the next block if their accuracy was below 85 percent. </text:span></text:p>
      <text:p text:style-name="Text_20_body">The experiment contained six blocks of 96 trials, resulting in 576 experimental trials per participant. To familiarise participants with the procedure, the experiment commenced with six practice trials. <text:span text:style-name="T1">The response rule (e.g. 'left for kitchen, right for garage') was swapped half-way the experiment, and the order of response rules was counterbalanced across participants. Thus, an equal number of participants </text:span><text:span text:style-name="T1">received each response rule for the first half of blocks.</text:span></text:p>
      <text:h text:style-name="Heading_20_2" text:outline-level="2">Results <text:span text:style-name="T44">Experiment 1</text:span></text:h>
      <text:p text:style-name="P18"/>
      <text:p text:style-name="P1"><text:s/>Typically, the global effect is smaller in the former than in the latter conditions (Coëffé &amp; O’regan, 1987).</text:p>
      <text:p text:style-name="Text_20_body"><text:span text:style-name="T4">Typically, gap effect is larger for downward saccades </text:span><text:reference-mark-start text:name="ZOTERO_ITEM CSL_CITATION {&quot;citationID&quot;:&quot;18c7s7d3q&quot;,&quot;properties&quot;:{&quot;formattedCitation&quot;:&quot;(Goldring &amp; Fischer, 1997)&quot;,&quot;plainCitation&quot;:&quot;(Goldring &amp; Fischer, 1997)&quot;},&quot;citationItems&quot;:[{&quot;id&quot;:1404,&quot;uris&quot;:[&quot;http://zotero.org/users/local/OLmfyFPR/items/EZZDF4U2&quot;],&quot;uri&quot;:[&quot;http://zotero.org/users/local/OLmfyFPR/items/EZZDF4U2&quot;],&quot;itemData&quot;:{&quot;id&quot;:1404,&quot;type&quot;:&quot;article-journal&quot;,&quot;title&quot;:&quot;Reaction times of vertical prosaccades and antisaccades in gap and overlap tasks&quot;,&quot;container-title&quot;:&quot;Experimental Brain Research&quot;,&quot;page&quot;:&quot;88–103&quot;,&quot;volume&quot;:&quot;113&quot;,&quot;issue&quot;:&quot;1&quot;,&quot;source&quot;:&quot;Google Scholar&quot;,&quot;author&quot;:[{&quot;family&quot;:&quot;Goldring&quot;,&quot;given&quot;:&quot;J.&quot;},{&quot;family&quot;:&quot;Fischer&quot;,&quot;given&quot;:&quot;B.&quot;}],&quot;issued&quot;:{&quot;date-parts&quot;:[[&quot;1997&quot;]]},&quot;accessed&quot;:{&quot;date-parts&quot;:[[&quot;2012&quot;,11,8]]}}}],&quot;schema&quot;:&quot;https://github.com/citation-style-language/schema/raw/master/csl-citation.json&quot;} RND6t3g0X8CWJ"/><text:span text:style-name="T4">(Goldring &amp; Fischer, 1997)</text:span><text:reference-mark-end text:name="ZOTERO_ITEM CSL_CITATION {&quot;citationID&quot;:&quot;18c7s7d3q&quot;,&quot;properties&quot;:{&quot;formattedCitation&quot;:&quot;(Goldring &amp; Fischer, 1997)&quot;,&quot;plainCitation&quot;:&quot;(Goldring &amp; Fischer, 1997)&quot;},&quot;citationItems&quot;:[{&quot;id&quot;:1404,&quot;uris&quot;:[&quot;http://zotero.org/users/local/OLmfyFPR/items/EZZDF4U2&quot;],&quot;uri&quot;:[&quot;http://zotero.org/users/local/OLmfyFPR/items/EZZDF4U2&quot;],&quot;itemData&quot;:{&quot;id&quot;:1404,&quot;type&quot;:&quot;article-journal&quot;,&quot;title&quot;:&quot;Reaction times of vertical prosaccades and antisaccades in gap and overlap tasks&quot;,&quot;container-title&quot;:&quot;Experimental Brain Research&quot;,&quot;page&quot;:&quot;88–103&quot;,&quot;volume&quot;:&quot;113&quot;,&quot;issue&quot;:&quot;1&quot;,&quot;source&quot;:&quot;Google Scholar&quot;,&quot;author&quot;:[{&quot;family&quot;:&quot;Goldring&quot;,&quot;given&quot;:&quot;J.&quot;},{&quot;family&quot;:&quot;Fischer&quot;,&quot;given&quot;:&quot;B.&quot;}],&quot;issued&quot;:{&quot;date-parts&quot;:[[&quot;1997&quot;]]},&quot;accessed&quot;:{&quot;date-parts&quot;:[[&quot;2012&quot;,11,8]]}}}],&quot;schema&quot;:&quot;https://github.com/citation-style-language/schema/raw/master/csl-citation.json&quot;} RND6t3g0X8CWJ"/><text:span text:style-name="T4">.</text:span></text:p>
      <text:p text:style-name="P2"><text:span text:style-name="T4">See </text:span><text:reference-mark-start text:name="ZOTERO_ITEM CSL_CITATION {&quot;citationID&quot;:&quot;8i6g9ocsq&quot;,&quot;properties&quot;:{&quot;formattedCitation&quot;:&quot;{\\rtf (Guez, Marchal, Gargasson, Grall, &amp; O\\uc0\\u8217{}regan, 1994)}&quot;,&quot;plainCitation&quot;:&quot;(Guez, Marchal, Gargasson, Grall, &amp; O’regan, 1994)&quot;},&quot;citationItems&quot;:[{&quot;id&quot;:1355,&quot;uris&quot;:[&quot;http://zotero.org/users/local/OLmfyFPR/items/5BFTWJ59&quot;],&quot;uri&quot;:[&quot;http://zotero.org/users/local/OLmfyFPR/items/5BFTWJ59&quot;],&quot;itemData&quot;:{&quot;id&quot;:1355,&quot;type&quot;:&quot;article-journal&quot;,&quot;title&quot;:&quot;Eye fixations near corners: evidence for a centre of gravity calculation based on contrast, rather than luminance or curvature&quot;,&quot;container-title&quot;:&quot;Vision research&quot;,&quot;page&quot;:&quot;1625–1635&quot;,&quot;volume&quot;:&quot;34&quot;,&quot;issue&quot;:&quot;12&quot;,&quot;source&quot;:&quot;Google Scholar&quot;,&quot;shortTitle&quot;:&quot;Eye fixations near corners&quot;,&quot;author&quot;:[{&quot;family&quot;:&quot;Guez&quot;,&quot;given&quot;:&quot;J. E.&quot;},{&quot;family&quot;:&quot;Marchal&quot;,&quot;given&quot;:&quot;P.&quot;},{&quot;family&quot;:&quot;Gargasson&quot;,&quot;given&quot;:&quot;J. F. L.&quot;},{&quot;family&quot;:&quot;Grall&quot;,&quot;given&quot;:&quot;Y.&quot;},{&quot;family&quot;:&quot;O'regan&quot;,&quot;given&quot;:&quot;J. K.&quot;}],&quot;issued&quot;:{&quot;date-parts&quot;:[[&quot;1994&quot;]]},&quot;accessed&quot;:{&quot;date-parts&quot;:[[&quot;2012&quot;,11,6]]}}}],&quot;schema&quot;:&quot;https://github.com/citation-style-language/schema/raw/master/csl-citation.json&quot;} RNDXcV1mTARpY"/><text:span text:style-name="T30">(Guez, Marchal, Gargasson, Grall, &amp; O</text:span><text:span text:style-name="T29">’regan, 1994)</text:span><text:reference-mark-end text:name="ZOTERO_ITEM CSL_CITATION {&quot;citationID&quot;:&quot;8i6g9ocsq&quot;,&quot;properties&quot;:{&quot;formattedCitation&quot;:&quot;{\\rtf (Guez, Marchal, Gargasson, Grall, &amp; O\\uc0\\u8217{}regan, 1994)}&quot;,&quot;plainCitation&quot;:&quot;(Guez, Marchal, Gargasson, Grall, &amp; O’regan, 1994)&quot;},&quot;citationItems&quot;:[{&quot;id&quot;:1355,&quot;uris&quot;:[&quot;http://zotero.org/users/local/OLmfyFPR/items/5BFTWJ59&quot;],&quot;uri&quot;:[&quot;http://zotero.org/users/local/OLmfyFPR/items/5BFTWJ59&quot;],&quot;itemData&quot;:{&quot;id&quot;:1355,&quot;type&quot;:&quot;article-journal&quot;,&quot;title&quot;:&quot;Eye fixations near corners: evidence for a centre of gravity calculation based on contrast, rather than luminance or curvature&quot;,&quot;container-title&quot;:&quot;Vision research&quot;,&quot;page&quot;:&quot;1625–1635&quot;,&quot;volume&quot;:&quot;34&quot;,&quot;issue&quot;:&quot;12&quot;,&quot;source&quot;:&quot;Google Scholar&quot;,&quot;shortTitle&quot;:&quot;Eye fixations near corners&quot;,&quot;author&quot;:[{&quot;family&quot;:&quot;Guez&quot;,&quot;given&quot;:&quot;J. E.&quot;},{&quot;family&quot;:&quot;Marchal&quot;,&quot;given&quot;:&quot;P.&quot;},{&quot;family&quot;:&quot;Gargasson&quot;,&quot;given&quot;:&quot;J. F. L.&quot;},{&quot;family&quot;:&quot;Grall&quot;,&quot;given&quot;:&quot;Y.&quot;},{&quot;family&quot;:&quot;O'regan&quot;,&quot;given&quot;:&quot;J. K.&quot;}],&quot;issued&quot;:{&quot;date-parts&quot;:[[&quot;1994&quot;]]},&quot;accessed&quot;:{&quot;date-parts&quot;:[[&quot;2012&quot;,11,6]]}}}],&quot;schema&quot;:&quot;https://github.com/citation-style-language/schema/raw/master/csl-citation.json&quot;} RNDXcV1mTARpY"/></text:p>
      <text:h text:style-name="Heading_20_3" text:outline-level="3">Overall selection criteria</text:h>
      <text:p text:style-name="Text_20_body">Describe the selection criteria that are applied once when generating the data matrix and therefore apply for all subsequent analyses.</text:p>
      <text:p text:style-name="Text_20_body">For every ANOVA, trimmed per participant per condition!</text:p>
      <text:h text:style-name="Heading_20_3" text:outline-level="3">Effects on response times</text:h>
      <text:p text:style-name="Text_20_body">For the analyses with response time (RT) as a dependent variable, all trials on which participants gave an erroneous response were excluded (%).</text:p>
      <text:list xml:id="list6001892333393866402" text:style-name="L1">
        <text:list-item>
          <text:p text:style-name="P9">Response hand x handle side x Visual field</text:p>
          <text:list>
            <text:list-item>
              <text:p text:style-name="P9">Hoofdeffect hand</text:p>
            </text:list-item>
            <text:list-item>
              <text:p text:style-name="P9">Hoofdeffect Handle side</text:p>
            </text:list-item>
            <text:list-item>
              <text:p text:style-name="P9">Hoofdeffect Visual field</text:p>
            </text:list-item>
            <text:list-item>
              <text:p text:style-name="P9">Interacties</text:p>
            </text:list-item>
          </text:list>
        </text:list-item>
        <text:list-item>
          <text:p text:style-name="P9">Bin analysis → compatibility effects only for fastest responses?</text:p>
        </text:list-item>
      </text:list>
      <text:p text:style-name="Text_20_body"><text:soft-page-break/></text:p>
      <text:p text:style-name="Text_20_body">Gap effect </text:p>
      <text:p text:style-name="Text_20_body">NOTE: is this redundant to sacc lat? Longer sacc lat → takes longer to foveate object → takes longer to identify?</text:p>
      <text:p text:style-name="Text_20_body">Repetition effect</text:p>
      <text:p text:style-name="Text_20_body">RT vs Jitter</text:p>
      <text:p text:style-name="Text_20_body">RT vs sacc lat</text:p>
      <text:p text:style-name="Text_20_body">RT vs sacc lat vs jitter</text:p>
      <text:p text:style-name="Text_20_body"/>
      <text:h text:style-name="Heading_20_3" text:outline-level="3">Effects on accuracy</text:h>
      <text:list xml:id="list2538291930592406677" text:style-name="L2">
        <text:list-item>
          <text:p text:style-name="P10">Response hand x handle x Visual field</text:p>
        </text:list-item>
      </text:list>
      <text:h text:style-name="Heading_20_3" text:outline-level="3">Effects on latency:</text:h>
      <text:list xml:id="list5182301631125074940" text:style-name="L3">
        <text:list-item>
          <text:p text:style-name="P11">Gap effect → ANOVA</text:p>
        </text:list-item>
        <text:list-item>
          <text:p text:style-name="P11">Gap effect → distribution</text:p>
        </text:list-item>
        <text:list-item>
          <text:p text:style-name="P11">Response hand x handle x Visual field</text:p>
        </text:list-item>
      </text:list>
      <text:p text:style-name="Text_20_body"/>
      <text:p text:style-name="Text_20_body">Effects on landing position:</text:p>
      <text:p text:style-name="Text_20_body">Uncorrected for COG:</text:p>
      <text:p text:style-name="Text_20_body"/>
      <text:p text:style-name="Text_20_body">Corrected for COG:</text:p>
      <text:p text:style-name="Text_20_body"/>
      <text:p text:style-name="P12">Methods experiment 2</text:p>
      <text:p text:style-name="P12"/>
      <text:p text:style-name="P3"><text:span text:style-name="T45">Results Experiment </text:span><text:span text:style-name="T46">2</text:span></text:p>
      <text:p text:style-name="P13"/>
      <text:h text:style-name="P21" text:outline-level="2"><text:soft-page-break/>Methods Experiment 2</text:h>
      <text:p text:style-name="P14">The methods for experiment 2 were identical to the methods for experiment 1, except for the following:</text:p>
      <text:h text:style-name="P23" text:outline-level="3">Participants</text:h>
      <text:p text:style-name="P14">Another 18 naïve observers participated in this study. None of them had taken part in Experiment 1.</text:p>
      <text:h text:style-name="P23" text:outline-level="3">Design</text:h>
      <text:p text:style-name="P15">For this experiment objects were not vertically aligned to the center of the bitmap, but to the center of gravity.</text:p>
      <text:p text:style-name="P16"><text:span text:style-name="T49">Reasoning for including mask in CoG calculation: Deubel et al., 1984.</text:span></text:p>
      <text:h text:style-name="P24" text:outline-level="3">Procedure</text:h>
      <text:p text:style-name="P4"><text:span text:style-name="T47">We decided to remove the gaze-contingent waiting for stable fixations on the fixation dot and the object, because it turned out that, even though the criteria were set liberally, for some participants this gave problems in Experiment 1. All trials on which the fixation checks did not work properly, therefore had to be excluded. Also, in Experiment 1 we observed that participants moved their eyes as instructed anyway (making an eye movement to the to-be-classified object </text:span><text:span text:style-name="T48">appears</text:span><text:span text:style-name="T47"> </text:span><text:span text:style-name="T48">natural</text:span><text:span text:style-name="T47">).</text:span></text:p>
      <text:p text:style-name="P14"/>
      <text:p text:style-name="P14"/>
      <text:p text:style-name="P17"/>
      <text:p text:style-name="P17"/>
      <text:p text:style-name="Text_20_body"/>
      <text:p text:style-name="Text_20_body"/>
      <text:h text:style-name="P20" text:outline-level="1">References</text:h>
      <text:section text:style-name="Sect1" text:name="ZOTERO_BIBL {&quot;custom&quot;:[]} CSL_BIBLIOGRAPHY RNDmU8Jpy8t0S">
        <text:p text:style-name="Bibliography_20_1"><text:span text:style-name="T14">Brodeur, M. B., Dionne-Dostie, E., Montreuil, T., Lepage, M., &amp; Op de Beeck, H. P. (2010). The Bank of Standardized Stimuli (BOSS), a New Set of 480 Normative Photos of Objects to Be Used as Visual Stimuli in Cognitive Research. </text:span><text:span text:style-name="T9">PloS one</text:span><text:span text:style-name="T12">, </text:span><text:span text:style-name="T9">5</text:span><text:span text:style-name="T12">(5), e10773.</text:span></text:p>
        <text:p text:style-name="Bibliography_20_1"><text:span text:style-name="T12">Goldring, J., &amp; Fischer, B. (1997). Reaction times of vertical prosaccades and antisaccades in gap and overlap tasks. </text:span><text:span text:style-name="T9">Experimental Brain Research</text:span><text:span text:style-name="T12">, </text:span><text:span text:style-name="T9">113</text:span><text:span text:style-name="T12">(1), 88–103.</text:span></text:p>
        <text:p text:style-name="Bibliography_20_1"><text:span text:style-name="T12">Guez, J. E., Marchal, P., Gargasson, J. F. L., Grall, Y., &amp; O’regan, J. K. (1994). Eye fixations near corners: evidence for a centre of gravity calculation based on contrast, rather than luminance or curvature. </text:span><text:span text:style-name="T9">Vision research</text:span><text:span text:style-name="T12">, </text:span><text:span text:style-name="T9">34</text:span><text:span text:style-name="T12">(12), 1625–1635.</text:span></text:p>
        <text:p text:style-name="Bibliography_20_1"><text:span text:style-name="T12">Mathôt, S., Schreij, D., &amp; Theeuwes, J. (2012). OpenSesame: An open-source, graphical experiment builder for the social sciences. </text:span><text:span text:style-name="T9">Behavior research methods</text:span><text:span text:style-name="T12">, 1–11.</text:span></text:p>
        <text:p text:style-name="Bibliography_20_1"><text:span text:style-name="T12">Moreno-Martínez, F. J., &amp; Montoro, P. R. (2012). An Ecological Alternative to Snodgrass &amp; Vanderwart: 360 High Quality Colour Images with Norms for Seven Psycholinguistic Variables. </text:span><text:span text:style-name="T9">PloS one</text:span><text:span text:style-name="T12">, </text:span><text:span text:style-name="T9">7</text:span><text:span text:style-name="T12">(5), e37527.</text:span></text:p>
        <text:p text:style-name="Bibliography_20_1"><text:span text:style-name="T12">Peirce, J. W. (2007). PsychoPy—psychophysics software in Python. </text:span><text:span text:style-name="T9">Journal of neuroscience methods</text:span><text:span text:style-name="T12">, </text:span><text:span text:style-name="T9">162</text:span><text:span text:style-name="T12">(1), 8–13.</text:span></text:p>
        <text:p text:style-name="Bibliography_20_1"><text:span text:style-name="T12">Saslow, M. G. (1967). Effects of components of displacement-step stimuli upon latency for saccadic eye movement. </text:span><text:span text:style-name="T9">JOSA</text:span><text:span text:style-name="T12">, </text:span><text:span text:style-name="T9">57</text:span><text:span text:style-name="T12">(8), 1024–1029.</text:span></text:p>
        <text:p text:style-name="Bibliography_20_1"><text:span text:style-name="T12">Tucker, M., &amp; Ellis, R. (1998). On the relations between seen objects and components of potential actions. </text:span><text:span text:style-name="T9">Journal of Experimental Psychology-Human Perception and Performance</text:span><text:span text:style-name="T12">, </text:span><text:span text:style-name="T9">24</text:span><text:span text:style-name="T12">(3), 830–846.</text:span></text:p>
        <text:p text:style-name="Bibliography_20_1"><text:span text:style-name="T12">Van Casteren, M., &amp; Davis, M. H. (2006). Mix, a program for pseudorandomization. </text:span><text:span text:style-name="T9">Behavior research methods</text:span><text:span text:style-name="T12">, </text:span><text:span text:style-name="T9">38</text:span><text:span text:style-name="T12">(4), 584–589.</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4" svg:font-family="'Times New Roman'"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150%" fo:text-align="justify" style:justify-single-word="false" fo:text-indent="0.2in" style:auto-text-indent="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Times New Roman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3"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9T11:19:05</meta:creation-date>
    <dc:date>2013-06-28T10:11:58</dc:date>
    <meta:editing-duration>P1DT5H24M21S</meta:editing-duration>
    <meta:editing-cycles>226</meta:editing-cycles>
    <meta:generator>LibreOffice/4.0.2.2$Linux_X86_64 LibreOffice_project/400m0$Build-2</meta:generator>
    <meta:document-statistic meta:table-count="0" meta:image-count="0" meta:object-count="0" meta:page-count="7" meta:paragraph-count="74" meta:word-count="1875" meta:character-count="12116" meta:non-whitespace-character-count="10319"/>
    <meta:user-defined meta:name="Info 1"/>
    <meta:user-defined meta:name="Info 2"/>
    <meta:user-defined meta:name="Info 3"/>
    <meta:user-defined meta:name="Info 4"/>
    <meta:user-defined meta:name="ZOTERO_PREF_1" meta:value-type="string">&lt;data data-version="3" zotero-version="4.0.8"&gt;&lt;session id="lOmkzWhD"/&gt;&lt;style id="http://www.zotero.org/styles/apa" hasBibliography="1" bibliographyStyleHasBeenSet="1"/&gt;&lt;prefs&gt;&lt;pref name="fieldType" value="ReferenceMark"/&gt;&lt;pref name="storeReferences" value</meta:user-defined>
    <meta:user-defined meta:name="ZOTERO_PREF_2" meta:value-type="string">="true"/&gt;&lt;pref name="noteType" value="0"/&gt;&lt;pref name="automaticJournalAbbreviations" value="false"/&gt;&lt;/prefs&gt;&lt;/data&gt;</meta:user-defined>
  </office:meta>
</office:document-meta>
</file>

<file path=VersionList.xml><?xml version="1.0" encoding="utf-8"?>
<VL:version-list xmlns:dc="http://purl.org/dc/elements/1.1/" xmlns:VL="http://openoffice.org/2001/versions-list">
  <VL:version-entry VL:title="Version1" VL:comment="Opnieuw aan begonnen voor ECEM talk&#10;" VL:creator="" dc:date-time="2013-06-27T10:39:16"/>
</VL:version-list>
</file>